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8.0945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Nega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Positiv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" form:id="control51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Nega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Positi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0858in" svg:height="0.1882in" svg:x="0in" svg:y="0.5335in" draw:control="control1"/>
          <draw:control draw:z-index="1" draw:style-name="gr1" draw:text-style-name="P1" svg:width="1.1035in" svg:height="0.1882in" svg:x="0in" svg:y="0.3559in" draw:control="control2"/>
          <draw:control draw:z-index="2" draw:style-name="gr1" draw:text-style-name="P1" svg:width="1.0858in" svg:height="0.1882in" svg:x="0.0004in" svg:y="1.2264in" draw:control="control3"/>
          <draw:control draw:z-index="3" draw:style-name="gr1" draw:text-style-name="P1" svg:width="1.1035in" svg:height="0.1882in" svg:x="0.0004in" svg:y="1.0488in" draw:control="control4"/>
          <draw:control draw:z-index="4" draw:style-name="gr1" draw:text-style-name="P1" svg:width="1.0858in" svg:height="0.1882in" svg:x="0.0004in" svg:y="1.7594in" draw:control="control5"/>
          <draw:control draw:z-index="5" draw:style-name="gr1" draw:text-style-name="P1" svg:width="1.1035in" svg:height="0.1882in" svg:x="0.0004in" svg:y="1.5819in" draw:control="control6"/>
          <draw:control draw:z-index="6" draw:style-name="gr1" draw:text-style-name="P1" svg:width="1.0858in" svg:height="0.1882in" svg:x="0.0004in" svg:y="2.2929in" draw:control="control7"/>
          <draw:control draw:z-index="7" draw:style-name="gr1" draw:text-style-name="P1" svg:width="1.1035in" svg:height="0.1882in" svg:x="0.0004in" svg:y="2.1154in" draw:control="control8"/>
          <draw:control draw:z-index="8" draw:style-name="gr1" draw:text-style-name="P1" svg:width="1.0858in" svg:height="0.1882in" svg:x="0.0004in" svg:y="2.826in" draw:control="control9"/>
          <draw:control draw:z-index="9" draw:style-name="gr1" draw:text-style-name="P1" svg:width="1.1035in" svg:height="0.1882in" svg:x="0.0004in" svg:y="2.6484in" draw:control="control10"/>
          <draw:control draw:z-index="10" draw:style-name="gr1" draw:text-style-name="P1" svg:width="1.0858in" svg:height="0.1882in" svg:x="0.0004in" svg:y="3.3591in" draw:control="control11"/>
          <draw:control draw:z-index="11" draw:style-name="gr1" draw:text-style-name="P1" svg:width="1.1035in" svg:height="0.1882in" svg:x="0.0004in" svg:y="3.1815in" draw:control="control12"/>
          <draw:control draw:z-index="12" draw:style-name="gr1" draw:text-style-name="P1" svg:width="1.0858in" svg:height="0.1882in" svg:x="0.0004in" svg:y="3.8921in" draw:control="control13"/>
          <draw:control draw:z-index="13" draw:style-name="gr1" draw:text-style-name="P1" svg:width="1.1035in" svg:height="0.1882in" svg:x="0.0004in" svg:y="3.7146in" draw:control="control14"/>
          <draw:control draw:z-index="14" draw:style-name="gr1" draw:text-style-name="P1" svg:width="1.0858in" svg:height="0.1882in" svg:x="0.0004in" svg:y="4.4252in" draw:control="control15"/>
          <draw:control draw:z-index="15" draw:style-name="gr1" draw:text-style-name="P1" svg:width="1.1035in" svg:height="0.1882in" svg:x="0.0004in" svg:y="4.2476in" draw:control="control16"/>
          <draw:control draw:z-index="16" draw:style-name="gr1" draw:text-style-name="P1" svg:width="1.0858in" svg:height="0.1882in" svg:x="0.0004in" svg:y="4.9587in" draw:control="control17"/>
          <draw:control draw:z-index="17" draw:style-name="gr1" draw:text-style-name="P1" svg:width="1.1035in" svg:height="0.1882in" svg:x="0.0004in" svg:y="4.7811in" draw:control="control18"/>
          <draw:control draw:z-index="18" draw:style-name="gr1" draw:text-style-name="P1" svg:width="1.0858in" svg:height="0.1882in" svg:x="0.0004in" svg:y="5.4917in" draw:control="control19"/>
          <draw:control draw:z-index="19" draw:style-name="gr1" draw:text-style-name="P1" svg:width="1.1035in" svg:height="0.1882in" svg:x="0.0004in" svg:y="5.3142in" draw:control="control20"/>
          <draw:control draw:z-index="20" draw:style-name="gr1" draw:text-style-name="P1" svg:width="1.0858in" svg:height="0.1882in" svg:x="0.0004in" svg:y="6.0248in" draw:control="control21"/>
          <draw:control draw:z-index="21" draw:style-name="gr1" draw:text-style-name="P1" svg:width="1.1035in" svg:height="0.1882in" svg:x="0.0004in" svg:y="5.8472in" draw:control="control22"/>
          <draw:control draw:z-index="22" draw:style-name="gr1" draw:text-style-name="P1" svg:width="1.0858in" svg:height="0.1882in" svg:x="0.0004in" svg:y="6.5579in" draw:control="control23"/>
          <draw:control draw:z-index="23" draw:style-name="gr1" draw:text-style-name="P1" svg:width="1.1035in" svg:height="0.1882in" svg:x="0.0004in" svg:y="6.3803in" draw:control="control24"/>
          <draw:control draw:z-index="24" draw:style-name="gr1" draw:text-style-name="P1" svg:width="1.0858in" svg:height="0.1882in" svg:x="0.0004in" svg:y="7.0909in" draw:control="control25"/>
          <draw:control draw:z-index="25" draw:style-name="gr1" draw:text-style-name="P1" svg:width="1.1035in" svg:height="0.1882in" svg:x="0.0004in" svg:y="6.9134in" draw:control="control26"/>
          <draw:control draw:z-index="26" draw:style-name="gr1" draw:text-style-name="P1" svg:width="1.0858in" svg:height="0.1882in" svg:x="0.0004in" svg:y="7.624in" draw:control="control27"/>
          <draw:control draw:z-index="27" draw:style-name="gr1" draw:text-style-name="P1" svg:width="1.1035in" svg:height="0.1882in" svg:x="0.0004in" svg:y="7.4465in" draw:control="control28"/>
          <draw:control draw:z-index="28" draw:style-name="gr1" draw:text-style-name="P1" svg:width="1.0858in" svg:height="0.1882in" svg:x="0.0004in" svg:y="8.1575in" draw:control="control29"/>
          <draw:control draw:z-index="29" draw:style-name="gr1" draw:text-style-name="P1" svg:width="1.1035in" svg:height="0.1882in" svg:x="0.0004in" svg:y="7.9799in" draw:control="control30"/>
          <draw:control draw:z-index="30" draw:style-name="gr1" draw:text-style-name="P1" svg:width="1.0858in" svg:height="0.1882in" svg:x="0.0004in" svg:y="8.6906in" draw:control="control31"/>
          <draw:control draw:z-index="31" draw:style-name="gr1" draw:text-style-name="P1" svg:width="1.1035in" svg:height="0.1882in" svg:x="0.0004in" svg:y="8.513in" draw:control="control32"/>
          <draw:control draw:z-index="32" draw:style-name="gr1" draw:text-style-name="P1" svg:width="1.0858in" svg:height="0.1882in" svg:x="0.0004in" svg:y="9.2236in" draw:control="control33"/>
          <draw:control draw:z-index="33" draw:style-name="gr1" draw:text-style-name="P1" svg:width="1.1035in" svg:height="0.1882in" svg:x="0.0004in" svg:y="9.0461in" draw:control="control34"/>
          <draw:control draw:z-index="34" draw:style-name="gr1" draw:text-style-name="P1" svg:width="1.0858in" svg:height="0.1882in" svg:x="0.0004in" svg:y="9.7567in" draw:control="control35"/>
          <draw:control draw:z-index="35" draw:style-name="gr1" draw:text-style-name="P1" svg:width="1.1035in" svg:height="0.1882in" svg:x="0.0004in" svg:y="9.5791in" draw:control="control36"/>
          <draw:control draw:z-index="36" draw:style-name="gr1" draw:text-style-name="P1" svg:width="1.0858in" svg:height="0.1882in" svg:x="0.0004in" svg:y="10.2898in" draw:control="control37"/>
          <draw:control draw:z-index="37" draw:style-name="gr1" draw:text-style-name="P1" svg:width="1.1035in" svg:height="0.1882in" svg:x="0.0004in" svg:y="10.1122in" draw:control="control38"/>
          <draw:control draw:z-index="38" draw:style-name="gr1" draw:text-style-name="P1" svg:width="1.0858in" svg:height="0.1882in" svg:x="0.0004in" svg:y="10.8228in" draw:control="control39"/>
          <draw:control draw:z-index="39" draw:style-name="gr1" draw:text-style-name="P1" svg:width="1.1035in" svg:height="0.1882in" svg:x="0.0004in" svg:y="10.6453in" draw:control="control40"/>
          <draw:control draw:z-index="40" draw:style-name="gr1" draw:text-style-name="P1" svg:width="1.0858in" svg:height="0.1882in" svg:x="0.0004in" svg:y="11.3563in" draw:control="control41"/>
          <draw:control draw:z-index="41" draw:style-name="gr1" draw:text-style-name="P1" svg:width="1.1035in" svg:height="0.1882in" svg:x="0.0004in" svg:y="11.1787in" draw:control="control42"/>
          <draw:control draw:z-index="42" draw:style-name="gr1" draw:text-style-name="P1" svg:width="1.0858in" svg:height="0.1882in" svg:x="0.0004in" svg:y="11.8894in" draw:control="control43"/>
          <draw:control draw:z-index="43" draw:style-name="gr1" draw:text-style-name="P1" svg:width="1.1035in" svg:height="0.1882in" svg:x="0.0004in" svg:y="11.7118in" draw:control="control44"/>
          <draw:control draw:z-index="44" draw:style-name="gr1" draw:text-style-name="P1" svg:width="1.0858in" svg:height="0.1882in" svg:x="0.0004in" svg:y="12.4224in" draw:control="control45"/>
          <draw:control draw:z-index="45" draw:style-name="gr1" draw:text-style-name="P1" svg:width="1.1035in" svg:height="0.1882in" svg:x="0.0004in" svg:y="12.2449in" draw:control="control46"/>
          <draw:control draw:z-index="46" draw:style-name="gr1" draw:text-style-name="P1" svg:width="1.0858in" svg:height="0.1882in" svg:x="0.0004in" svg:y="12.9555in" draw:control="control47"/>
          <draw:control draw:z-index="47" draw:style-name="gr1" draw:text-style-name="P1" svg:width="1.1035in" svg:height="0.1882in" svg:x="0.0004in" svg:y="12.778in" draw:control="control48"/>
          <draw:control draw:z-index="48" draw:style-name="gr1" draw:text-style-name="P1" svg:width="1.0858in" svg:height="0.1882in" svg:x="0.0004in" svg:y="13.489in" draw:control="control49"/>
          <draw:control draw:z-index="49" draw:style-name="gr1" draw:text-style-name="P1" svg:width="1.1035in" svg:height="0.1882in" svg:x="0.0004in" svg:y="13.3114in" draw:control="control50"/>
          <draw:control draw:z-index="50" draw:style-name="gr1" draw:text-style-name="P1" svg:width="1.0858in" svg:height="0.1882in" svg:x="0.0004in" svg:y="14.022in" draw:control="control51"/>
          <draw:control draw:z-index="51" draw:style-name="gr1" draw:text-style-name="P1" svg:width="1.1035in" svg:height="0.1882in" svg:x="0.0004in" svg:y="13.8445in" draw:control="control52"/>
          <draw:control draw:z-index="52" draw:style-name="gr1" draw:text-style-name="P1" svg:width="1.0858in" svg:height="0.1882in" svg:x="0.0004in" svg:y="14.5551in" draw:control="control53"/>
          <draw:control draw:z-index="53" draw:style-name="gr1" draw:text-style-name="P1" svg:width="1.1035in" svg:height="0.1882in" svg:x="0.0004in" svg:y="14.3776in" draw:control="control54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unction_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2">
          <table:table-cell/>
          <table:table-cell office:value-type="string" calcext:value-type="string">
            <text:p>ddi_fusion_uart_open  (ddi_em_handle em_handle, ddi_es_handle es_handle, uint16_t index, uart_channel channel,</text:p>
            <text:p>                                      uint32_t flags, ddi_fusion_uart_handle *handle)</text:p>
          </table:table-cell>
          <table:table-cell/>
          <table:table-cell table:style-name="ce1" office:value-type="string" calcext:value-type="string">
            <text:p>ddi_em_fusion_uart_api.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close 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ddi_fusion_uart_tx_data (ddi_fusion_uart_handle handle, uint8_t *source_buffer, uint32_t tx_length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rx_data (ddi_fusion_uart_handle handle, uint8_t *dest_buffer, uint32_t *rx_length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baud (ddi_fusion_uart_handle handle, uart_baud baud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baud (ddi_fusion_uart_handle handle, uart_baud *baud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interface (ddi_fusion_uart_handle handle, uart_interface interfac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interface (ddi_fusion_uart_handle handle, uart_interface *interfac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parity_mode (ddi_fusion_uart_handle handle, uart_parity parity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parity_mode (ddi_fusion_uart_handle handle, uart_parity *parity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stop_bits (ddi_fusion_uart_handle handle, uart_stop_bits stop_bits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stop_bits (ddi_fusion_uart_handle handle, uart_stop_bits *stop_bits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data_bits (ddi_fusion_uart_handle handle, uart_data_bits data_bits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data_bits (ddi_fusion_uart_handle handle, uart_data_bits *data_bits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flow_control <text:s text:c="8"/>(ddi_fusion_uart_handle handle, uart_flow_control flow_control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flow_control <text:s text:c="8"/>(ddi_fusion_uart_handle handle, uart_flow_control *flow_control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channel_flush <text:s text:c="11"/>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set_transmit_hold <text:s text:c="7"/>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enable_transmit <text:s text:c="9"/>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transmit_hold_status (ddi_fusion_uart_handle handle, uint8_t *is_hold_enabled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error_status <text:s text:c="8"/>(ddi_fusion_uart_handle handle, uint8_t *error_details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get_rx_bytes_avail <text:s text:c="6"/>(ddi_fusion_uart_handle handle, uint16_t *bytes_avail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register_event <text:s text:c="9"/>(ddi_fusion_uart_handle handle, ddi_uart_event_func *callback, void *user_data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enable_threshold_event <text:s/>(ddi_fusion_uart_handle handle, uint16_t threshold, uart_event_threshold_type typ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disable_threshold_event 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enable_error_event <text:s text:c="5"/>(ddi_fusion_uart_handle handle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di_fusion_uart_disable_error_event <text:s text:c="4"/>(ddi_fusion_uart_handle handl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18T08:56:20.112460119</meta:creation-date>
    <dc:date>2022-01-18T09:20:57.968325468</dc:date>
    <meta:editing-duration>PT3M57S</meta:editing-duration>
    <meta:editing-cycles>2</meta:editing-cycles>
    <meta:generator>LibreOffice/7.1.8.1$Linux_X86_64 LibreOffice_project/e1f30c802c3269a1d052614453f260e49458c82c</meta:generator>
    <meta:document-statistic meta:table-count="1" meta:cell-count="32" meta:object-count="54"/>
  </office:meta>
</office:document-meta>
</file>